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98">
      <style:graphic-properties draw:fill="none" draw:stroke="solid" svg:stroke-width="0.04167in" svg:stroke-color="#c0504d" draw:marker-end="a397" svg:stroke-opacity="100%" draw:shadow="visible" draw:shadow-offset-x="0in" draw:shadow-offset-y="0.02515in" draw:shadow-color="#000000" draw:shadow-opacity="35%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2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3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4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90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5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6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92">
      <style:graphic-properties draw:fill="none" draw:stroke="solid" svg:stroke-width="0.04167in" svg:stroke-color="#9bbb59" draw:marker-end="a391" svg:stroke-opacity="100%" draw:shadow="visible" draw:shadow-offset-x="0in" draw:shadow-offset-y="0.02515in" draw:shadow-color="#000000" draw:shadow-opacity="35%"/>
    </style:style>
    <style:style style:family="graphic" style:name="a387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88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94">
      <style:graphic-properties draw:fill="none" draw:stroke="solid" svg:stroke-width="0.04167in" svg:stroke-color="#9bbb59" draw:marker-end="a393" svg:stroke-opacity="100%" draw:shadow="visible" draw:shadow-offset-x="0in" draw:shadow-offset-y="0.02515in" draw:shadow-color="#000000" draw:shadow-opacity="35%"/>
    </style:style>
    <style:style style:family="graphic" style:name="a389">
      <style:graphic-properties draw:fill="none" draw:stroke="solid" svg:stroke-width="0.04167in" svg:stroke-color="#000000" svg:stroke-opacity="100%" draw:shadow="visible" draw:shadow-offset-x="0in" draw:shadow-offset-y="0.02515in" draw:shadow-color="#000000" draw:shadow-opacity="35%"/>
    </style:style>
    <style:style style:family="graphic" style:name="a396">
      <style:graphic-properties draw:fill="none" draw:stroke="solid" svg:stroke-width="0.04167in" svg:stroke-color="#c0504d" draw:marker-end="a395" svg:stroke-opacity="100%" draw:shadow="visible" draw:shadow-offset-x="0in" draw:shadow-offset-y="0.02515in" draw:shadow-color="#000000" draw:shadow-opacity="35%"/>
    </style:style>
  </office:automatic-styles>
  <office:body>
    <office:presentation>
      <draw:page draw:name="Slide1" draw:style-name="a380" draw:master-page-name="Master1-Layout7-blank-Blank" presentation:presentation-page-layout-name="Master1-PPL7" draw:id="Slide-256">
        <draw:connector draw:type="line" svg:x1="1.58333in" svg:y1="0.91667in" svg:x2="8.33333in" svg:y2="0.91667in" draw:id="id63" draw:style-name="a381" draw:name="Straight Connector 4">
          <svg:title/>
          <svg:desc/>
        </draw:connector>
        <draw:connector draw:type="line" svg:x1="8.33333in" svg:y1="0.91667in" svg:x2="8.33333in" svg:y2="6.41667in" draw:id="id64" draw:style-name="a382" draw:name="Straight Connector 6">
          <svg:title/>
          <svg:desc/>
        </draw:connector>
        <draw:connector draw:type="line" svg:x1="0.83333in" svg:y1="0.91667in" svg:x2="0.91667in" svg:y2="6.41667in" draw:id="id65" draw:style-name="a383" draw:name="Straight Connector 9">
          <svg:title/>
          <svg:desc/>
        </draw:connector>
        <draw:connector draw:type="line" svg:x1="0.91667in" svg:y1="6.41667in" svg:x2="7.58333in" svg:y2="6.41667in" draw:id="id66" draw:style-name="a384" draw:name="Straight Connector 11">
          <svg:title/>
          <svg:desc/>
        </draw:connector>
        <draw:connector draw:type="line" svg:x1="7.58333in" svg:y1="6.41667in" svg:x2="7.58333in" svg:y2="5.33333in" draw:id="id67" draw:style-name="a385" draw:name="Straight Connector 13">
          <svg:title/>
          <svg:desc/>
        </draw:connector>
        <draw:connector draw:type="line" svg:x1="7.58333in" svg:y1="5.33333in" svg:x2="0.91667in" svg:y2="5.33333in" draw:id="id68" draw:style-name="a386" draw:name="Straight Connector 15">
          <svg:title/>
          <svg:desc/>
        </draw:connector>
        <draw:connector draw:type="line" svg:x1="1.58333in" svg:y1="1.66667in" svg:x2="7.58333in" svg:y2="1.66667in" draw:id="id69" draw:style-name="a387" draw:name="Straight Connector 20">
          <svg:title/>
          <svg:desc/>
        </draw:connector>
        <draw:connector draw:type="line" svg:x1="7.58333in" svg:y1="1.66667in" svg:x2="7.58333in" svg:y2="4.58333in" draw:id="id70" draw:style-name="a388" draw:name="Straight Connector 22">
          <svg:title/>
          <svg:desc/>
        </draw:connector>
        <draw:connector draw:type="line" svg:x1="1.58333in" svg:y1="4.58333in" svg:x2="7.58333in" svg:y2="4.58333in" draw:id="id71" draw:style-name="a389" draw:name="Straight Connector 25">
          <svg:title/>
          <svg:desc/>
        </draw:connector>
        <draw:connector draw:type="line" svg:x1="1.58333in" svg:y1="1.66667in" svg:x2="1.58333in" svg:y2="4.58333in" draw:id="id72" draw:style-name="a390" draw:name="Straight Connector 26">
          <svg:title/>
          <svg:desc/>
        </draw:connector>
        <draw:connector draw:type="line" svg:x1="1.25in" svg:y1="1.33333in" svg:x2="7.91667in" svg:y2="1.33333in" draw:id="id73" draw:style-name="a392" draw:name="Straight Arrow Connector 30">
          <svg:title/>
          <svg:desc/>
        </draw:connector>
        <draw:connector draw:type="line" svg:x1="7.91667in" svg:y1="1.33333in" svg:x2="7.91667in" svg:y2="6.41667in" draw:id="id74" draw:style-name="a394" draw:name="Straight Arrow Connector 32">
          <svg:title/>
          <svg:desc/>
        </draw:connector>
        <draw:connector draw:type="line" svg:x1="7.91667in" svg:y1="5in" svg:x2="1.25in" svg:y2="5in" draw:id="id75" draw:style-name="a396" draw:name="Straight Arrow Connector 34">
          <svg:title/>
          <svg:desc/>
        </draw:connector>
        <draw:connector draw:type="line" svg:x1="1.25in" svg:y1="5in" svg:x2="1.25in" svg:y2="1.33333in" draw:id="id76" draw:style-name="a398" draw:name="Straight Arrow Connector 36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91" svg:viewBox="0 0 20 30" svg:d="m10 0-10 30h20z"/>
    <draw:marker draw:name="a393" svg:viewBox="0 0 20 30" svg:d="m10 0-10 30h20z"/>
    <draw:marker draw:name="a395" svg:viewBox="0 0 20 30" svg:d="m10 0-10 30h20z"/>
    <draw:marker draw:name="a397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Liu Larry.1 (Nokia-MP/Beijing)</meta:initial-creator>
    <dc:creator>Liu Larry.1 (Nokia-MP/Beijing)</dc:creator>
    <meta:creation-date>2013-09-16T01:34:53Z</meta:creation-date>
    <dc:date>2013-09-16T01:42:59Z</dc:date>
    <meta:editing-cycles>1</meta:editing-cycles>
    <meta:editing-duration>PT0S</meta:editing-duration>
    <meta:document-statistic meta:paragraph-count="0" meta:word-count="0"/>
  </office:meta>
</office:document-meta>
</file>